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rdine</text:p>
          </table:table-cell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ora</text:p>
          </table:table-cell>
          <table:table-cell table:style-name="Default" office:value-type="string" calcext:value-type="string">
            <text:p>altezza</text:p>
          </table:table-cell>
          <table:table-cell table:style-name="Default" office:value-type="string" calcext:value-type="string">
            <text:p>temperatura</text:p>
          </table:table-cell>
          <table:table-cell table:style-name="Default" office:value-type="string" calcext:value-type="string">
            <text:p>lido</text:p>
          </table:table-cell>
          <table:table-cell table:style-name="Default" office:value-type="string" calcext:value-type="string">
            <text:p>ventoMS</text:p>
          </table:table-cell>
          <table:table-cell table:style-name="Default" office:value-type="string" calcext:value-type="string">
            <text:p>ventomax</text:p>
          </table:table-cell>
          <table:table-cell table:style-name="Default" office:value-type="string" calcext:value-type="string">
            <text:p>dirventoG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4,00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0.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4,16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9.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4,3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8.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4,498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7.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4,66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9.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4,83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9.9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5,00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5,16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0.4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5,33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1.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5,49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1.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5,66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1.9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5,830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1.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6,00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0.3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6,16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3.4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6,333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3.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6,49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1.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6,66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8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6,83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10.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7,00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9.6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7,166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8.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7,333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8.2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7,498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9.5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7,66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9.7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7,83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0.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8,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0.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8,16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0.7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8,33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1.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8,498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1.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8,66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2.8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8,83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11.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9,00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2.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9,16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2.3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9,33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2.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9,498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2.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9,66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1.7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09,830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1.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0,00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0.8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0,166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0,333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.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0,498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0.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0,66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1.3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0,83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.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1,00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1.4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1,166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9.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1,333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1.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1,49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0.9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1,664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.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1,83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2,00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1.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2,166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10.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2,33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0.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2,49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1.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2,664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2.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2,83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2.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3,00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3.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3,166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.2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3,333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3.2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3,498</text:p>
          </table:table-cell>
          <table:table-cell office:value-type="string" calcext:value-type="string">
            <text:p>0.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2.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3,664</text:p>
          </table:table-cell>
          <table:table-cell office:value-type="string" calcext:value-type="string">
            <text:p>0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.5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3,830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3.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4,00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1.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4,16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9.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4,33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.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4,498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2.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4,664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3.4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4,83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1.9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5,00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3.3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5,16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13.8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5,3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4.3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5,498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0.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5,66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2.3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5,83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3.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6,00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2.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6,16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2.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6,333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0.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6,498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2.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6,66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0.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6,83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2.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7,00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3.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7,166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3.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7,333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2.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7,4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3.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7,664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3.7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7,83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4.8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8,00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.5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8,16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4.1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8,333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2.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8,49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2.4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8,66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2.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8,83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3.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9,00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3.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9,16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5.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9,333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15.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9,49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1.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9,664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.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19,830</text:p>
          </table:table-cell>
          <table:table-cell office:value-type="string" calcext:value-type="string">
            <text:p>1.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0,000</text:p>
          </table:table-cell>
          <table:table-cell office:value-type="string" calcext:value-type="string">
            <text:p>1.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5.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0,166</text:p>
          </table:table-cell>
          <table:table-cell office:value-type="string" calcext:value-type="string">
            <text:p>1.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3.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0,33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7.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0,498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7.6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0,664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7.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0,83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1,000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7.6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1,166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7.2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1,333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8.1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1,498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6.7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1,664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3.4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1,830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4.3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2,000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4.6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2,166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7.4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2,33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9.3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2,498</text:p>
          </table:table-cell>
          <table:table-cell office:value-type="string" calcext:value-type="string">
            <text:p>1.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34.9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2,664</text:p>
          </table:table-cell>
          <table:table-cell office:value-type="string" calcext:value-type="string">
            <text:p>1.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32.2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2,830</text:p>
          </table:table-cell>
          <table:table-cell office:value-type="string" calcext:value-type="string">
            <text:p>1.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.7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3,000</text:p>
          </table:table-cell>
          <table:table-cell office:value-type="string" calcext:value-type="string">
            <text:p>1.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26.5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3,166</text:p>
          </table:table-cell>
          <table:table-cell office:value-type="string" calcext:value-type="string">
            <text:p>1.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22.4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3,33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9.1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3,49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7.3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3,664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5.2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2/11/19</text:p>
          </table:table-cell>
          <table:table-cell office:value-type="string" calcext:value-type="string">
            <text:p>23,830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1.9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0,000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1.9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0,166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1.7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0,333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0,498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.8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0,664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0.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7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0,830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.9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1,0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.1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1,16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7.6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1,333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0.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5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1,49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5</text:p>
          </table:table-cell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1,664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0.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9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1,83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7.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2,00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.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2,16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9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2,3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2,4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6.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2,664</text:p>
          </table:table-cell>
          <table:table-cell office:value-type="string" calcext:value-type="string">
            <text:p>0.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3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2,830</text:p>
          </table:table-cell>
          <table:table-cell office:value-type="string" calcext:value-type="string">
            <text:p>0.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.4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3,00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8.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3,16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8.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3,3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8.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3,498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8.1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3,664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5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3,83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6.9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4,00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7.5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4,16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4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4,333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6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4,49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.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4,664</text:p>
          </table:table-cell>
          <table:table-cell office:value-type="string" calcext:value-type="string">
            <text:p>0.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4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4,83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5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5,00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.4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5,16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8.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5,33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7.1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5,49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7.1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5,664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6.9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5,83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.9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6,00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7.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6,166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7.5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6,3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6.4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6,49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.6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6,664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6.4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6,83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7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7,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.2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7,16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7,333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.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7,498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7,664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7,830</text:p>
          </table:table-cell>
          <table:table-cell office:value-type="string" calcext:value-type="string">
            <text:p>1.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8,000</text:p>
          </table:table-cell>
          <table:table-cell office:value-type="string" calcext:value-type="string">
            <text:p>1.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8,166</text:p>
          </table:table-cell>
          <table:table-cell office:value-type="string" calcext:value-type="string">
            <text:p>1.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1</text:p>
          </table:table-cell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8,333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8,498</text:p>
          </table:table-cell>
          <table:table-cell office:value-type="string" calcext:value-type="string">
            <text:p>1.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6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8,664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8,830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6</text:p>
          </table:table-cell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9,00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3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9,166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8.7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9,333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43</text:p>
          </table:table-cell>
          <table:table-cell table:style-name="ce3" table:number-columns-repeated="3"/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9,49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8.7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9,664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.1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09,830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0,00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.8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0,16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.8</text:p>
          </table:table-cell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0,333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6</text:p>
          </table:table-cell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0,498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7.3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0,664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.9</text:p>
          </table:table-cell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0,83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8.4</text:p>
          </table:table-cell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1,000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8.3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1,16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.3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1,333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8.4</text:p>
          </table:table-cell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1,498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9.1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1,66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8.8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1,830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8.5</text:p>
          </table:table-cell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2,000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.4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2,166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7.6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2,333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8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2,498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8.1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2,66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8.6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2,830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3,000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5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3,166</text:p>
          </table:table-cell>
          <table:table-cell office:value-type="string" calcext:value-type="string">
            <text:p>0.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.2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3,333</text:p>
          </table:table-cell>
          <table:table-cell office:value-type="string" calcext:value-type="string">
            <text:p>0.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6.1</text:p>
          </table:table-cell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3,498</text:p>
          </table:table-cell>
          <table:table-cell office:value-type="string" calcext:value-type="string">
            <text:p>0.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.6</text:p>
          </table:table-cell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3,664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4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3,83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6.2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4,00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6.5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4,16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8.4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4,33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8.7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4,49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8.8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4,66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7.1</text:p>
          </table:table-cell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4,83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3</text:p>
          </table:table-cell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5,00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3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5,16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.8</text:p>
          </table:table-cell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5,333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1</text:p>
          </table:table-cell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5,498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8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5,66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3</text:p>
          </table:table-cell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5,830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3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6,00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6,166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1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6,33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3.4</text:p>
          </table:table-cell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6,49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6</text:p>
          </table:table-cell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6,66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1</text:p>
          </table:table-cell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6,83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7,00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7,1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7,33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7,49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7,66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8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7,83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8,00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8,16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5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8,33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4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8,49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5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8,66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8,83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.7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9,00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.1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9,16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.1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9,33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8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9,49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4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9,664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.3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19,83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9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0,00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6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0,16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0,333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5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0,498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.5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0,66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.4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0,83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.1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1,00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1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1,16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.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1,3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.3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1,498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1,66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1,83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2,00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9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2,16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.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2,3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5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2,49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.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2,66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8.1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2,83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8.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3,0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8.4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3,1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7.7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3,3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.7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3,49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.8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3,66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7.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3/11/19</text:p>
          </table:table-cell>
          <table:table-cell office:value-type="string" calcext:value-type="string">
            <text:p>23,83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.7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0,00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4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0,16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7.4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0,33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7.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0,49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6.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0,66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.8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0,83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6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1,00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.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1,16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1,33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9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1,49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1,66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.4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1,83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2,000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2,166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2,33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6.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2,49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7.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2,664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6.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2,83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.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3,00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3,166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3,33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3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3,49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.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3,66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3,83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4,0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4,16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4,3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.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4,498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6.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4,66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.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4,83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5,00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6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5,166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.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5,333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5,49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5,66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.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5,83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.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6,000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6.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6,16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6,33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6,498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6,66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6,83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6.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7,0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7,16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.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7,3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7,498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.8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7,664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7,83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.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8,00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7.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8,166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8,33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5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8,498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.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8,664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8,83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7.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9,000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6.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9,16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8.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9,333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.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9,498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9,664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7.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09,83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0,00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6.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0,16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8.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0,33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.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0,498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.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0,664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.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0,830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1,000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7.4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1,166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1,33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.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1,498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7.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1,664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7.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1,83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3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2,0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6.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2,166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.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2,33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0.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2,498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0.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2,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.6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2,83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0.7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3,00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6.3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3,16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6.1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3,333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5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3,49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0.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8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3,66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.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3,830</text:p>
          </table:table-cell>
          <table:table-cell office:value-type="string" calcext:value-type="string">
            <text:p>0.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7.2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4,00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.3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4,16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6.9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4,33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6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4,49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1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4,66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3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4,83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6.9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5,00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.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5,16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5,33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5,498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5,66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.8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5,83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6,00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.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6,16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7.1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6,33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6.9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6,49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6,66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4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6,83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.6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7,00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0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1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7,166</text:p>
          </table:table-cell>
          <table:table-cell office:value-type="string" calcext:value-type="string">
            <text:p>0.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7,333</text:p>
          </table:table-cell>
          <table:table-cell office:value-type="string" calcext:value-type="string">
            <text:p>0.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7,49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7,66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7,83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5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8,0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6.1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8,166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6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8,33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6.2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8,49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7.2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8,66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.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8,83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0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9,0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.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9,166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0.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9,333</text:p>
          </table:table-cell>
          <table:table-cell office:value-type="string" calcext:value-type="string">
            <text:p>0.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9,49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7.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9,66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19,83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8.8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0,00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9.5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0,16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9.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0,33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8.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0,49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9.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0,66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8.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0,83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9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1,00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8.5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1,16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8.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1,33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8.5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1,498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8.9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1,66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0.1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1,830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9.2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2,00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9.8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2,1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9.1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2,33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7.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2,49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8.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2,66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8.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2,83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9.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3,00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9.3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3,16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9.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3,33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9.7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3,49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9.8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3,664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9.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14/11/19</text:p>
          </table:table-cell>
          <table:table-cell office:value-type="string" calcext:value-type="string">
            <text:p>23,83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9.3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0,00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0,16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8.6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0,33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0.9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0,49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9.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0,664</text:p>
          </table:table-cell>
          <table:table-cell office:value-type="string" calcext:value-type="string">
            <text:p>0.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8.7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0,83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8.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1,00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0.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1,166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4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1.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1,33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8.7</text:p>
          </table:table-cell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1,49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.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1,664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2.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1,83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0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2,00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2,166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9</text:p>
          </table:table-cell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2,333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7.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2,49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8.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2,664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8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2,83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6.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3,00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9.3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3,166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.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3,333</text:p>
          </table:table-cell>
          <table:table-cell office:value-type="string" calcext:value-type="string">
            <text:p>0.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0.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3,49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3,66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9.5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3,83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8.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4,00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9.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4,16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7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4,3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4,49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7.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4,66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8.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4,83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1.9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5,00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8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5,16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11.9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5,3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3.6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5,49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1.6</text:p>
          </table:table-cell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5,66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4.3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5,83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4.9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6,00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5.6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6,166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6.9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6,333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7.3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6,49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8.2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6,664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6.7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6,83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6.2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7,00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7.5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7,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6.7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7,333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6.8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7,498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7.4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7,664</text:p>
          </table:table-cell>
          <table:table-cell office:value-type="string" calcext:value-type="string">
            <text:p>1.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.7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7,830</text:p>
          </table:table-cell>
          <table:table-cell office:value-type="string" calcext:value-type="string">
            <text:p>1.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7.5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8,000</text:p>
          </table:table-cell>
          <table:table-cell office:value-type="string" calcext:value-type="string">
            <text:p>1.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4.2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8,166</text:p>
          </table:table-cell>
          <table:table-cell office:value-type="string" calcext:value-type="string">
            <text:p>1.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6.2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8,333</text:p>
          </table:table-cell>
          <table:table-cell office:value-type="string" calcext:value-type="string">
            <text:p>1.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7.5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8,498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7.6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8,66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8.5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8,830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5.4</text:p>
          </table:table-cell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9,00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7.6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9,166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7.5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9,333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20.5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9,498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7.9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9,664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7.5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09,830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6.1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0,000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8.4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0,166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6.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0,333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6.5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0,498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7.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0,66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6.5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0,830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1,000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6.8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1,16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.6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1,333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6.4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1,498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3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1,664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5.6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1,830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9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2,000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6.8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2,1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6.8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2,33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6.1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2,498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3.5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2,664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4.2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2,830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6.1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3,000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6.5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3,166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7.3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3,333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5.3</text:p>
          </table:table-cell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3,498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5.6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3,664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4.9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3,830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0.8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4,00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0.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.2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4,166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2.1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4,33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8.5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4,498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8.8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4,66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.8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4,830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13.6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5,00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0.6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5,166</text:p>
          </table:table-cell>
          <table:table-cell office:value-type="string" calcext:value-type="string">
            <text:p>0.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2.1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5,333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0.2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5,49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5,66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.1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5,83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.9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6,00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1.4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6,16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9.2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6,33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3.2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6,498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5.5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6,66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4.8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6,83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4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7,00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9.2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7,166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9.3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7,33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8.2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7,498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9.2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7,66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7.1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7,83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.3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8,00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5.5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8,16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4.3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8,333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9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8,49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2.6</text:p>
          </table:table-cell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8,664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.6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8,83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5.2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9,00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2.4</text:p>
          </table:table-cell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9,16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2.1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9,3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1.3</text:p>
          </table:table-cell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9,498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1.2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9,66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9.9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19,83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0,000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0,166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9.5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0,33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8.4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0,49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6.3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0,66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8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0,83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9.7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1,00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9.3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1,16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8.6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1,333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11.3</text:p>
          </table:table-cell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1,49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8.5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1,66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1,83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6.6</text:p>
          </table:table-cell>
          <table:table-cell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2,00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.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2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2,166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8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2,333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4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2,498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.2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2,664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.9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2,830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6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3,00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3,16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.5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3,333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3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3,498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3.6</text:p>
          </table:table-cell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3,66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15/11/19</text:p>
          </table:table-cell>
          <table:table-cell office:value-type="string" calcext:value-type="string">
            <text:p>23,83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</text:p>
          </table:table-cell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0,00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0,166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5</text:p>
          </table:table-cell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0,333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0,498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3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0,66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0,83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1</text:p>
          </table:table-cell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1,00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1,16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1,333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1,498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1,664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1,83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2,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2,16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2,33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2,49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2,664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2,83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3,00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9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3,166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7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3,333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3,49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3,66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1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3,83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4,00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.7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4,16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2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4,33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.8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4,49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2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4,66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4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4,83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2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5,00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7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5,16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4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5,33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1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5,49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.3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5,664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2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5,83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6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6,00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1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6,16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6,33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0.7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6,498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0.1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6,66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.8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6,83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8.9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7,00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0.1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7,16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1.4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7,33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0.9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7,498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7,66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7,83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9.8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8,00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0.3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8,16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9.1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8,33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8.2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8,49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.1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8,66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7.7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8,83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2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9,00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.2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9,16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6.7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9,333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.8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9,498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7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9,664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.8</text:p>
          </table:table-cell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09,83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.3</text:p>
          </table:table-cell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0,00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7</text:p>
          </table:table-cell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0,166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0,33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0,49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.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0,664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5</text:p>
          </table:table-cell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0,83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3</text:p>
          </table:table-cell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1,00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.4</text:p>
          </table:table-cell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1,166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4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1,33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1,498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</text:p>
          </table:table-cell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1,664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1,83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2,00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3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2,16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3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2,33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6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2,49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2,664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.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2,83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.2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3,00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3,166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3.1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3,33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3,49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9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3,66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3,83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4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4,00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4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4,16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3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4,33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3.3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4,498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.9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4,664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.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4,83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5,00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5,166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5,33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.5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5,49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.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5,66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5,83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.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6,00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6,16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6,33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6,49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.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6,66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6,83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7,00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.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7,16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7,33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7,49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9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7,6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7,83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8,0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.6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8,166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.3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8,33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8,49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8,6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8,83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9,00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9,16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9,33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9,49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9,66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19,83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.5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0,000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0,166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.3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0,33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6.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0,49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.6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0,66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.9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0,83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.3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1,00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7.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1,166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3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1,3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8.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1,49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9.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1,664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0.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1,83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8.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2,00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8.2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2,16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8.1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2,33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8.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2,498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7.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2,664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9.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2,83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7.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3,00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3,16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.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3,33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9.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3,4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8.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3,66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3.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16/11/19</text:p>
          </table:table-cell>
          <table:table-cell office:value-type="string" calcext:value-type="string">
            <text:p>23,83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3.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0,00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3.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0,166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0.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0,333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11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0,49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3.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0,66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3.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0,83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4.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1,00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4.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1,166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3.9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1,333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1.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1,49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3.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1,664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4.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1,83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2.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2,00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0.9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2,16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.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3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2,33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4.6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2,498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4.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2,664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2.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2,83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9.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3,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0.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3,166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8.9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3,333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.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3,498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.3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3,664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3.2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3,830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4.1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4,000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3.9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4,16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.2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4,333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0.3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4,498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0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4,664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6.5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4,830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.2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5,00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0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5,166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7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5,333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5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5,49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9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5,66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4.4</text:p>
          </table:table-cell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5,83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6.1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6,00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6,16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.2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6,333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5</text:p>
          </table:table-cell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6,49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6,66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.8</text:p>
          </table:table-cell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6,83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.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7,00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.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7,166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7,333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.2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7,498</text:p>
          </table:table-cell>
          <table:table-cell office:value-type="string" calcext:value-type="string">
            <text:p>0.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7,664</text:p>
          </table:table-cell>
          <table:table-cell office:value-type="string" calcext:value-type="string">
            <text:p>0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7,83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.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8,000</text:p>
          </table:table-cell>
          <table:table-cell office:value-type="string" calcext:value-type="string">
            <text:p>0.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8,16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8,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9</text:p>
          </table:table-cell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8,498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3.1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8,66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2.9</text:p>
          </table:table-cell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8,83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8.9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9,00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8.4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9,166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7.9</text:p>
          </table:table-cell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9,3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8.4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9,498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6.9</text:p>
          </table:table-cell>
          <table:table-cell office:value-type="float" office:value="8" calcext:value-type="float">
            <text:p>8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9,664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7.7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09,830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8.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0,000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7.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0,166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0,333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0,498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.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0,664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0,830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.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1,00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6.3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1,166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7.1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1,333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.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1,498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6.3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1,664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.9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1,830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2,000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.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2,16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2,33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1.2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2,498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4.5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<text:span text:style-name="T1">12,664</text:span>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7.5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2,830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3.9</text:p>
          </table:table-cell>
          <table:table-cell office:value-type="float" office:value="17" calcext:value-type="float">
            <text:p>17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3,00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6.7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3,16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5.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3,333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4.9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3,498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2.6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3,664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6.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3,830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4.9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4,000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14.3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4,166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3.5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4,333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1.8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4,498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0.8</text:p>
          </table:table-cell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4,66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0.4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4,830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9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5,000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1.2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5,166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1.9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5,33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2.3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5,49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0.6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5,66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0.2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5,83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9.4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6,00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8.8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6,166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9.3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6,333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8.8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6,498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0.8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6,664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9.6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6,83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6.9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7,00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.8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7,166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5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7,333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7,498</text:p>
          </table:table-cell>
          <table:table-cell office:value-type="string" calcext:value-type="string">
            <text:p>0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.4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7,664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7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7,830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8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8,00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.4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8,16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8,33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.5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8,49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7.8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8,66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9.7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8,83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9.6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9,00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9.9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9,166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9,33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8.8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9,498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7</text:p>
          </table:table-cell>
          <table:table-cell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9,664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9.7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19,83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2</text:p>
          </table:table-cell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0,00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9.3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0,166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8.7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0,333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1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0,49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8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0,66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.1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0,83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4</text:p>
          </table:table-cell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1,00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1,166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9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1,33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5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1,498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7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1,66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1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1,83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.3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2,00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6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2,16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5.6</text:p>
          </table:table-cell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2,3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.4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2,498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.7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2,66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7.3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2,83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.3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3,00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5.9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3,16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.8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3,3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1</text:p>
          </table:table-cell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3,49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5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3,66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4</text:p>
          </table:table-cell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17/11/19</text:p>
          </table:table-cell>
          <table:table-cell office:value-type="string" calcext:value-type="string">
            <text:p>23,83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4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0,00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7.2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0,16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.3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0,33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3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0,49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6.9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0,664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4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0,83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8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1,00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7.3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1,16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8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1,333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7.3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1,498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6.7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1,66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.8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1,83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6.1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2,000</text:p>
          </table:table-cell>
          <table:table-cell office:value-type="string" calcext:value-type="string">
            <text:p>0.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.2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2,166</text:p>
          </table:table-cell>
          <table:table-cell office:value-type="string" calcext:value-type="string">
            <text:p>0.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.4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2,333</text:p>
          </table:table-cell>
          <table:table-cell office:value-type="string" calcext:value-type="string">
            <text:p>0.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1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2,49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8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2,66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.9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2,83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2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3,0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7.2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3,1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3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3,3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8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3,49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.3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3,66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.3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18/11/19</text:p>
          </table:table-cell>
          <table:table-cell office:value-type="string" calcext:value-type="string">
            <text:p>03,83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5.7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 table:number-rows-repeated="9">
          <table:table-cell/>
          <table:table-cell table:style-name="Default" table:number-columns-repeated="8"/>
          <table:table-cell table:number-columns-repeated="4"/>
        </table:table-row>
        <table:table-row table:style-name="ro1" table:number-rows-repeated="88"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08:26:16.92836355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7:59:31.568418574</meta:creation-date>
    <dc:date>2019-11-18T08:33:02.916053769</dc:date>
    <meta:editing-duration>PT2H51M13S</meta:editing-duration>
    <meta:editing-cycles>6</meta:editing-cycles>
    <meta:generator>LibreOffice/6.0.7.3$Linux_X86_64 LibreOffice_project/00m0$Build-3</meta:generator>
    <meta:document-statistic meta:table-count="1" meta:cell-count="7782" meta:object-count="0"/>
  </office:meta>
</office:document-meta>
</file>